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8cm"/>
    </style:style>
    <style:style style:name="co2" style:family="table-column">
      <style:table-column-properties fo:break-before="auto" style:column-width="2.184cm"/>
    </style:style>
    <style:style style:name="co3" style:family="table-column">
      <style:table-column-properties fo:break-before="auto" style:column-width="3.046cm"/>
    </style:style>
    <style:style style:name="co4" style:family="table-column">
      <style:table-column-properties fo:break-before="auto" style:column-width="3.1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row table:style-name="ro1">
          <table:table-cell table:style-name="ce1" office:value-type="string" calcext:value-type="string" table:number-columns-spanned="1" table:number-rows-spanned="6">
            <text:p>Bal 2</text:p>
          </table:table-cell>
          <table:table-cell office:value-type="string" calcext:value-type="string">
            <text:p>Tensão</text:p>
          </table:table-cell>
          <table:table-cell office:value-type="string" calcext:value-type="string">
            <text:p>descrição veiculo</text:p>
          </table:table-cell>
          <table:table-cell office:value-type="string" calcext:value-type="string">
            <text:p>valor lido</text:p>
          </table:table-cell>
          <table:table-cell office:value-type="string" calcext:value-type="string">
            <text:p>valor arredondado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3.78" calcext:value-type="float">
            <text:p>3,78</text:p>
          </table:table-cell>
          <table:table-cell office:value-type="float" office:value="0" calcext:value-type="float">
            <text:p>0</text:p>
          </table:table-cell>
          <table:table-cell table:formula="of:=(255*[.B2])/5" office:value-type="float" office:value="192.78" calcext:value-type="float">
            <text:p>192,78</text:p>
          </table:table-cell>
          <table:table-cell table:formula="of:=ROUND([.D2])"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3.96" calcext:value-type="float">
            <text:p>3,96</text:p>
          </table:table-cell>
          <table:table-cell office:value-type="string" calcext:value-type="string">
            <text:p>moto</text:p>
          </table:table-cell>
          <table:table-cell table:formula="of:=(255*[.B3])/5" office:value-type="float" office:value="201.96" calcext:value-type="float">
            <text:p>201,96</text:p>
          </table:table-cell>
          <table:table-cell table:formula="of:=ROUND([.D3])" office:value-type="float" office:value="202" calcext:value-type="float">
            <text:p>202</text:p>
          </table:table-cell>
          <table:table-cell/>
          <table:table-cell office:value-type="string" calcext:value-type="string">
            <text:p>&gt;= 201</text:p>
          </table:table-cell>
        </table:table-row>
        <table:table-row table:style-name="ro1">
          <table:covered-table-cell/>
          <table:table-cell office:value-type="float" office:value="4.13" calcext:value-type="float">
            <text:p>4,13</text:p>
          </table:table-cell>
          <table:table-cell office:value-type="string" calcext:value-type="string">
            <text:p>carro</text:p>
          </table:table-cell>
          <table:table-cell table:formula="of:=(255*[.B4])/5" office:value-type="float" office:value="210.63" calcext:value-type="float">
            <text:p>210,63</text:p>
          </table:table-cell>
          <table:table-cell table:formula="of:=ROUND([.D4])" office:value-type="float" office:value="211" calcext:value-type="float">
            <text:p>211</text:p>
          </table:table-cell>
          <table:table-cell/>
          <table:table-cell office:value-type="string" calcext:value-type="string">
            <text:p>&gt;= 209</text:p>
          </table:table-cell>
        </table:table-row>
        <table:table-row table:style-name="ro1">
          <table:covered-table-cell/>
          <table:table-cell office:value-type="float" office:value="4.29" calcext:value-type="float">
            <text:p>4,29</text:p>
          </table:table-cell>
          <table:table-cell office:value-type="string" calcext:value-type="string">
            <text:p>Truck – 3 eixos</text:p>
          </table:table-cell>
          <table:table-cell table:formula="of:=(255*[.B5])/5" office:value-type="float" office:value="218.79" calcext:value-type="float">
            <text:p>218,79</text:p>
          </table:table-cell>
          <table:table-cell table:formula="of:=ROUND([.D5])" office:value-type="float" office:value="219" calcext:value-type="float">
            <text:p>219</text:p>
          </table:table-cell>
          <table:table-cell/>
          <table:table-cell office:value-type="string" calcext:value-type="string">
            <text:p>&gt;= 221</text:p>
          </table:table-cell>
        </table:table-row>
        <table:table-row table:style-name="ro1">
          <table:covered-table-cell/>
          <table:table-cell office:value-type="float" office:value="4.46" calcext:value-type="float">
            <text:p>4,46</text:p>
          </table:table-cell>
          <table:table-cell office:value-type="string" calcext:value-type="string">
            <text:p>Carreta – 4 eixos</text:p>
          </table:table-cell>
          <table:table-cell table:formula="of:=(255*[.B6])/5" office:value-type="float" office:value="227.46" calcext:value-type="float">
            <text:p>227,46</text:p>
          </table:table-cell>
          <table:table-cell table:formula="of:=ROUND([.D6])" office:value-type="float" office:value="227" calcext:value-type="float">
            <text:p>227</text:p>
          </table:table-cell>
          <table:table-cell/>
          <table:table-cell office:value-type="string" calcext:value-type="string">
            <text:p>&gt;= 225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Bal 3</text:p>
          </table:table-cell>
          <table:table-cell office:value-type="string" calcext:value-type="string">
            <text:p>Tensão</text:p>
          </table:table-cell>
          <table:table-cell office:value-type="string" calcext:value-type="string">
            <text:p>descrição veiculo</text:p>
          </table:table-cell>
          <table:table-cell office:value-type="string" calcext:value-type="string">
            <text:p>valor lido</text:p>
          </table:table-cell>
          <table:table-cell office:value-type="string" calcext:value-type="string">
            <text:p>valor arredondado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3.61" calcext:value-type="float">
            <text:p>3,61</text:p>
          </table:table-cell>
          <table:table-cell office:value-type="float" office:value="0" calcext:value-type="float">
            <text:p>0</text:p>
          </table:table-cell>
          <table:table-cell table:formula="of:=(255*[.B11])/5" office:value-type="float" office:value="184.11" calcext:value-type="float">
            <text:p>184,11</text:p>
          </table:table-cell>
          <table:table-cell table:formula="of:=ROUND([.D11])" office:value-type="float" office:value="184" calcext:value-type="float">
            <text:p>184</text:p>
          </table:table-cell>
          <table:table-cell/>
          <table:table-cell office:value-type="float" office:value="184" calcext:value-type="float">
            <text:p>184</text:p>
          </table:table-cell>
        </table:table-row>
        <table:table-row table:style-name="ro1">
          <table:covered-table-cell/>
          <table:table-cell office:value-type="float" office:value="3.85" calcext:value-type="float">
            <text:p>3,85</text:p>
          </table:table-cell>
          <table:table-cell office:value-type="string" calcext:value-type="string">
            <text:p>moto</text:p>
          </table:table-cell>
          <table:table-cell table:formula="of:=(255*[.B12])/5" office:value-type="float" office:value="196.35" calcext:value-type="float">
            <text:p>196,35</text:p>
          </table:table-cell>
          <table:table-cell table:formula="of:=ROUND([.D12])" office:value-type="float" office:value="196" calcext:value-type="float">
            <text:p>196</text:p>
          </table:table-cell>
          <table:table-cell/>
          <table:table-cell office:value-type="string" calcext:value-type="string">
            <text:p>&lt;= 194</text:p>
          </table:table-cell>
        </table:table-row>
        <table:table-row table:style-name="ro1">
          <table:covered-table-cell/>
          <table:table-cell office:value-type="float" office:value="3.93" calcext:value-type="float">
            <text:p>3,93</text:p>
          </table:table-cell>
          <table:table-cell office:value-type="string" calcext:value-type="string">
            <text:p>carro</text:p>
          </table:table-cell>
          <table:table-cell table:formula="of:=(255*[.B13])/5" office:value-type="float" office:value="200.43" calcext:value-type="float">
            <text:p>200,43</text:p>
          </table:table-cell>
          <table:table-cell table:formula="of:=ROUND([.D13])" office:value-type="float" office:value="200" calcext:value-type="float">
            <text:p>200</text:p>
          </table:table-cell>
          <table:table-cell/>
          <table:table-cell office:value-type="string" calcext:value-type="string">
            <text:p>&gt;= 198</text:p>
          </table:table-cell>
        </table:table-row>
        <table:table-row table:style-name="ro1">
          <table:covered-table-cell/>
          <table:table-cell office:value-type="float" office:value="4.02" calcext:value-type="float">
            <text:p>4,02</text:p>
          </table:table-cell>
          <table:table-cell office:value-type="string" calcext:value-type="string">
            <text:p>Truck – 3 eixos</text:p>
          </table:table-cell>
          <table:table-cell table:formula="of:=(255*[.B14])/5" office:value-type="float" office:value="205.02" calcext:value-type="float">
            <text:p>205,02</text:p>
          </table:table-cell>
          <table:table-cell table:formula="of:=ROUND([.D14])" office:value-type="float" office:value="205" calcext:value-type="float">
            <text:p>205</text:p>
          </table:table-cell>
          <table:table-cell/>
          <table:table-cell office:value-type="string" calcext:value-type="string">
            <text:p>&gt;= 202</text:p>
          </table:table-cell>
        </table:table-row>
        <table:table-row table:style-name="ro1">
          <table:covered-table-cell/>
          <table:table-cell office:value-type="float" office:value="4.25" calcext:value-type="float">
            <text:p>4,25</text:p>
          </table:table-cell>
          <table:table-cell office:value-type="string" calcext:value-type="string">
            <text:p>Carreta – 4 eixos</text:p>
          </table:table-cell>
          <table:table-cell table:formula="of:=(255*[.B15])/5" office:value-type="float" office:value="216.75" calcext:value-type="float">
            <text:p>216,75</text:p>
          </table:table-cell>
          <table:table-cell table:formula="of:=ROUND([.D15])" office:value-type="float" office:value="217" calcext:value-type="float">
            <text:p>217</text:p>
          </table:table-cell>
          <table:table-cell/>
          <table:table-cell office:value-type="string" calcext:value-type="string">
            <text:p>&gt;= 215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Bal 4</text:p>
          </table:table-cell>
          <table:table-cell office:value-type="string" calcext:value-type="string">
            <text:p>Tensão</text:p>
          </table:table-cell>
          <table:table-cell office:value-type="string" calcext:value-type="string">
            <text:p>descrição veiculo</text:p>
          </table:table-cell>
          <table:table-cell office:value-type="string" calcext:value-type="string">
            <text:p>valor lido</text:p>
          </table:table-cell>
          <table:table-cell office:value-type="string" calcext:value-type="string">
            <text:p>valor arredondado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table:formula="of:=(255*[.B19])/5" office:value-type="float" office:value="191.25" calcext:value-type="float">
            <text:p>191,25</text:p>
          </table:table-cell>
          <table:table-cell table:formula="of:=ROUND([.D19])" office:value-type="float" office:value="191" calcext:value-type="float">
            <text:p>191</text:p>
          </table:table-cell>
          <table:table-cell/>
          <table:table-cell office:value-type="string" calcext:value-type="string">
            <text:p>&lt;=192</text:p>
          </table:table-cell>
        </table:table-row>
        <table:table-row table:style-name="ro1">
          <table:covered-table-cell/>
          <table:table-cell office:value-type="float" office:value="4.06" calcext:value-type="float">
            <text:p>4,06</text:p>
          </table:table-cell>
          <table:table-cell office:value-type="string" calcext:value-type="string">
            <text:p>moto</text:p>
          </table:table-cell>
          <table:table-cell table:formula="of:=(255*[.B20])/5" office:value-type="float" office:value="207.06" calcext:value-type="float">
            <text:p>207,06</text:p>
          </table:table-cell>
          <table:table-cell table:formula="of:=ROUND([.D20])" office:value-type="float" office:value="207" calcext:value-type="float">
            <text:p>207</text:p>
          </table:table-cell>
          <table:table-cell/>
          <table:table-cell office:value-type="string" calcext:value-type="string">
            <text:p>&lt;= 205</text:p>
          </table:table-cell>
        </table:table-row>
        <table:table-row table:style-name="ro1">
          <table:covered-table-cell/>
          <table:table-cell office:value-type="float" office:value="4.3" calcext:value-type="float">
            <text:p>4,3</text:p>
          </table:table-cell>
          <table:table-cell office:value-type="string" calcext:value-type="string">
            <text:p>carro</text:p>
          </table:table-cell>
          <table:table-cell table:formula="of:=(255*[.B21])/5" office:value-type="float" office:value="219.3" calcext:value-type="float">
            <text:p>219,3</text:p>
          </table:table-cell>
          <table:table-cell table:formula="of:=ROUND([.D21])" office:value-type="float" office:value="219" calcext:value-type="float">
            <text:p>219</text:p>
          </table:table-cell>
          <table:table-cell/>
          <table:table-cell office:value-type="string" calcext:value-type="string">
            <text:p>&gt;= 217</text:p>
          </table:table-cell>
        </table:table-row>
        <table:table-row table:style-name="ro1">
          <table:covered-table-cell/>
          <table:table-cell office:value-type="float" office:value="4.45" calcext:value-type="float">
            <text:p>4,45</text:p>
          </table:table-cell>
          <table:table-cell office:value-type="string" calcext:value-type="string">
            <text:p>Truck – 3 eixos</text:p>
          </table:table-cell>
          <table:table-cell table:formula="of:=(255*[.B22])/5" office:value-type="float" office:value="226.95" calcext:value-type="float">
            <text:p>226,95</text:p>
          </table:table-cell>
          <table:table-cell table:formula="of:=ROUND([.D22])" office:value-type="float" office:value="227" calcext:value-type="float">
            <text:p>227</text:p>
          </table:table-cell>
          <table:table-cell/>
          <table:table-cell office:value-type="string" calcext:value-type="string">
            <text:p>&gt;= 225</text:p>
          </table:table-cell>
        </table:table-row>
        <table:table-row table:style-name="ro1">
          <table:covered-table-cell/>
          <table:table-cell office:value-type="float" office:value="4.64" calcext:value-type="float">
            <text:p>4,64</text:p>
          </table:table-cell>
          <table:table-cell office:value-type="string" calcext:value-type="string">
            <text:p>Carreta – 4 eixos</text:p>
          </table:table-cell>
          <table:table-cell table:formula="of:=(255*[.B23])/5" office:value-type="float" office:value="236.64" calcext:value-type="float">
            <text:p>236,64</text:p>
          </table:table-cell>
          <table:table-cell table:formula="of:=ROUND([.D23])" office:value-type="float" office:value="237" calcext:value-type="float">
            <text:p>237</text:p>
          </table:table-cell>
          <table:table-cell/>
          <table:table-cell office:value-type="string" calcext:value-type="string">
            <text:p>&gt;= 2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 style:data-style-name="N2" text:time-value="14:57:37.6342074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o </meta:initial-creator>
    <meta:creation-date>2015-11-21T14:14:58.035543765</meta:creation-date>
    <dc:date>2015-11-27T15:02:57.511952263</dc:date>
    <dc:creator>Joao </dc:creator>
    <meta:editing-duration>PT2H20M37S</meta:editing-duration>
    <meta:editing-cycles>10</meta:editing-cycles>
    <meta:generator>LibreOffice/4.3.3.2$Linux_X86_64 LibreOffice_project/430m0$Build-2</meta:generator>
    <meta:document-statistic meta:table-count="1" meta:cell-count="89" meta:object-count="0"/>
  </office:meta>
</office:document-meta>
</file>